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d54d7"/>
    </style:style>
    <style:style style:name="P2" style:family="paragraph" style:parent-style-name="Standard">
      <style:paragraph-properties style:writing-mode="lr-tb"/>
      <style:text-properties officeooo:rsid="001d54d7" officeooo:paragraph-rsid="001d54d7"/>
    </style:style>
    <style:style style:name="P3" style:family="paragraph" style:parent-style-name="Standard">
      <style:paragraph-properties style:writing-mode="lr-tb"/>
      <style:text-properties officeooo:rsid="001d54d7" officeooo:paragraph-rsid="001dd92a"/>
    </style:style>
    <style:style style:name="P4" style:family="paragraph" style:parent-style-name="Standard">
      <style:paragraph-properties style:writing-mode="lr-tb"/>
      <style:text-properties officeooo:rsid="001dd92a" officeooo:paragraph-rsid="001dd92a"/>
    </style:style>
    <style:style style:name="P5" style:family="paragraph" style:parent-style-name="Standard">
      <style:paragraph-properties style:writing-mode="lr-tb"/>
      <style:text-properties officeooo:rsid="001e6131" officeooo:paragraph-rsid="001e6131"/>
    </style:style>
    <style:style style:name="P6" style:family="paragraph" style:parent-style-name="Standard">
      <style:paragraph-properties style:writing-mode="lr-tb"/>
      <style:text-properties fo:font-weight="bold" officeooo:rsid="001e6131" officeooo:paragraph-rsid="001e6131" style:font-weight-asian="bold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d54d7"/>
    </style:style>
    <style:style style:name="T3" style:family="text">
      <style:text-properties style:font-name="sans-serif" fo:font-size="13.5pt" fo:font-weight="bold" style:font-weight-asian="bold" style:font-weight-complex="bold"/>
    </style:style>
    <style:style style:name="T4" style:family="text">
      <style:text-properties style:font-name="sans-serif" fo:font-size="13.5pt" officeooo:rsid="001dd92a"/>
    </style:style>
    <style:style style:name="T5" style:family="text">
      <style:text-properties style:font-name="sans-serif" fo:font-size="13.5pt" officeooo:rsid="001e6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Associe</text:span> <text:span text:style-name="T1">cada</text:span> <text:span text:style-name="T1">atributo</text:span> <text:span text:style-name="T1">de borda de tabela abaixo com seu</text:span> <text:span text:style-name="T1">respectivo</text:span> <text:span text:style-name="T1">efeito</text:span> <text:span text:style-name="T1">na tabela.</text:span></text:p>
      <text:p text:style-name="P1"><text:line-break/><text:span text:style-name="T1">a.</text:span> <text:span text:style-name="T1">Adiciona</text:span> <text:span text:style-name="T1">uma</text:span> <text:span text:style-name="T1">borda fina à tabela</text:span></text:p>
      <text:p text:style-name="P1"><text:span text:style-name="T1">border="1"</text:span></text:p>
      <text:p text:style-name="P1"><text:line-break/><text:span text:style-name="T1">b.</text:span> <text:span text:style-name="T1">Adiciona</text:span> <text:span text:style-name="T1">uma</text:span> <text:span text:style-name="T1">borda mais grossa à tabela</text:span></text:p>
      <text:p text:style-name="P1"><text:span text:style-name="T1">border="2"</text:span></text:p>
      <text:p text:style-name="P1"><text:span text:style-name="T1"/></text:p>
      <text:p text:style-name="P1"><text:span text:style-name="T1">c.</text:span> <text:span text:style-name="T1">Remove completamente</text:span> <text:span text:style-name="T1">a borda da tabela</text:span></text:p>
      <text:p text:style-name="P1"><text:span text:style-name="T1">border="0", </text:span><text:span text:style-name="T5">border=”none”</text:span></text:p>
      <text:p text:style-name="P1"><text:span text:style-name="T1"/></text:p>
      <text:p text:style-name="P1"><text:span text:style-name="T1">d.</text:span> <text:span text:style-name="T1">Remove</text:span> <text:span text:style-name="T1">as</text:span> <text:span text:style-name="T1">bordas internas</text:span> <text:span text:style-name="T1">da</text:span> <text:span text:style-name="T1">tabela, unindo as células</text:span></text:p>
      <text:p text:style-name="P1"><text:span text:style-name="T1">border-collapse:<text:line-break/>collapse;</text:span></text:p>
      <text:p text:style-name="P1"><text:span text:style-name="T1"/></text:p>
      <text:p text:style-name="P1"><text:span text:style-name="T2">2. A</text:span><text:span text:style-name="T1">lternativas: Qual tag HTML é usada para criar uma lista numerada?<text:line-break/>a. &lt;ul&gt;<text:line-break/>b. &lt;li&gt; </text:span><text:span text:style-name="T2">LETRA B</text:span><text:span text:style-name="T1"><text:line-break/>c. &lt;ol&gt;<text:line-break/>d. &lt;dl&gt;</text:span></text:p>
      <text:p text:style-name="P1"><text:span text:style-name="T1"/></text:p>
      <text:p text:style-name="P1"><text:span text:style-name="T2">3</text:span><text:span text:style-name="T1">. O que o atributo colspan e o atributo rowspan de uma célula de tabela faz?</text:span></text:p>
      <text:p text:style-name="P2"><text:span text:style-name="T3">Colspan:</text:span><text:span text:style-name="T1"> Define a quantidade de colunas que a célula ocupará</text:span></text:p>
      <text:p text:style-name="P2"><text:span text:style-name="T3">Rowspan:</text:span><text:span text:style-name="T1"> Define a quantidade de linhas que a célula ocupará</text:span></text:p>
      <text:p text:style-name="P2"><text:span text:style-name="T1"/></text:p>
      <text:p text:style-name="P2"><text:span text:style-name="T1">4. Associe cada elemento de formulário abaixo com seu respectivo propósito.</text:span></text:p>
      <text:p text:style-name="P2"><text:span text:style-name="T1"><text:line-break/>a. Cria uma caixa de entrada de texto</text:span></text:p>
      <text:p text:style-name="P2"><text:span text:style-name="T1">&lt;textarea&gt;</text:span></text:p>
      <text:p text:style-name="P2"><text:span text:style-name="T1">b. Adiciona uma descrição de texto para um elemento de formulário</text:span></text:p>
      <text:p text:style-name="P2"><text:span text:style-name="T1">&lt;label&gt;<text:line-break/>c. Cria uma lista suspensa de opções <text:line-break/>&lt;select&gt;</text:span></text:p>
      <text:p text:style-name="P2"><text:span text:style-name="T1">d. Cria uma área de texto para entrada de múltiplas linhas</text:span></text:p>
      <text:p text:style-name="P2"><text:span text:style-name="T1">&lt;input&gt;</text:span></text:p>
      <text:p text:style-name="P2"><text:span text:style-name="T1"/></text:p>
      <text:p text:style-name="P2"><text:span text:style-name="T1">5. Qual tag HTML é usada para criar um hyperlink?</text:span></text:p>
      <text:p text:style-name="P2"><text:span text:style-name="T1">&lt;a&gt;</text:span></text:p>
      <text:p text:style-name="P2"><text:span text:style-name="T1">6. Qual é a tag HTML usada para adicionar uma imagem a uma página da web?</text:span></text:p>
      <text:p text:style-name="P2"><text:span text:style-name="T1">&lt;</text:span><text:span text:style-name="T4">img</text:span><text:span text:style-name="T1">&gt;</text:span></text:p>
      <text:p text:style-name="P2"><text:span text:style-name="T1"/></text:p>
      <text:p text:style-name="P2"><text:span text:style-name="T1"/></text:p>
      <text:p text:style-name="P2"><text:soft-page-break/><text:span text:style-name="T4">7</text:span><text:span text:style-name="T1">. Explique como a tag &lt;figure&gt; em HTML pode ser usada para agrupar imagens e seus respectivos títulos ou legendas.</text:span></text:p>
      <text:p text:style-name="P6"><text:span text:style-name="T1">(!! pesquisar sobre a tag &lt;figure&gt;)</text:span></text:p>
      <text:p text:style-name="P2"><text:span text:style-name="T1">&lt;</text:span><text:span text:style-name="T4">image&gt;</text:span></text:p>
      <text:p text:style-name="P2"><text:span text:style-name="T4"><text:tab/>&lt;figure&gt;</text:span></text:p>
      <text:p text:style-name="P2"><text:span text:style-name="T4"><text:tab/>??</text:span></text:p>
      <text:p text:style-name="P2"><text:span text:style-name="T4"><text:tab/>&lt;/figure&gt;</text:span></text:p>
      <text:p text:style-name="P2"><text:span text:style-name="T4"/></text:p>
      <text:p text:style-name="P2"><text:span text:style-name="T4">&lt;/image&gt;</text:span></text:p>
      <text:p text:style-name="P2"><text:span text:style-name="T1"/></text:p>
      <text:p text:style-name="P2"><text:span text:style-name="T1"/></text:p>
      <text:p text:style-name="P3"><text:span text:style-name="T4">8. </text:span><text:span text:style-name="T1">Relacionar: Associe cada tag HTML com sua descrição.</text:span></text:p>
      <text:p text:style-name="P3"><text:span text:style-name="T1"><text:line-break/>a. Define o conteúdo principal da página</text:span></text:p>
      <text:p text:style-name="P3"><text:span text:style-name="T1">&lt;</text:span><text:span text:style-name="T4">main&gt;</text:span><text:span text:style-name="T1"><text:line-break/>b. Define uma seção que está relacionada ao conteúdo principal, mas pode ser separada dele</text:span></text:p>
      <text:p text:style-name="P3"><text:span text:style-name="T1">&lt;</text:span><text:span text:style-name="T4">aside&gt;</text:span></text:p>
      <text:p text:style-name="P3"><text:span text:style-name="T1">c. Define o cabeçalho da página ou de uma seção</text:span></text:p>
      <text:p text:style-name="P3"><text:span text:style-name="T1">&lt;</text:span><text:span text:style-name="T4">header&gt;</text:span><text:span text:style-name="T1"><text:line-break/>d. Define o rodapé da página ou de uma seção</text:span></text:p>
      <text:p text:style-name="P3"><text:span text:style-name="T1">&lt;</text:span><text:span text:style-name="T4">footer&gt;</text:span></text:p>
      <text:p text:style-name="P2"><text:span text:style-name="T1"/></text:p>
      <text:p text:style-name="P2"><text:span text:style-name="T4">9</text:span><text:span text:style-name="T1">. Cite 5 tipos de entradas de um formulário HTML, explique cada um.</text:span></text:p>
      <text:p text:style-name="P2"><text:span text:style-name="T1"/></text:p>
      <text:p text:style-name="P4"><text:span text:style-name="T1">Text: entrada de texto</text:span></text:p>
      <text:p text:style-name="P4"><text:span text:style-name="T1">Number: entrada de números</text:span></text:p>
      <text:p text:style-name="P4"><text:span text:style-name="T1">Checkbox: Caixa de opção para marcar</text:span></text:p>
      <text:p text:style-name="P5"><text:span text:style-name="T1">email: Entrada de texto com caracteres especiais adaptado para email</text:span></text:p>
      <text:p text:style-name="P5"><text:span text:style-name="T1">tel: Entrada de número adaptada para telefone</text:span></text:p>
      <text:p text:style-name="P5"><text:span text:style-name="T1"/></text:p>
      <text:p text:style-name="P4"><text:span text:style-name="T1">10. Cite 5 tags textuais HTML, explique cada uma</text:span></text:p>
      <text:p text:style-name="P6"><text:span text:style-name="T1">(!! pesquisar melhor as tags textuais)</text:span></text:p>
      <text:p text:style-name="P4"><text:span text:style-name="T1"/></text:p>
      <text:p text:style-name="P4"><text:span text:style-name="T1">&lt;h1 </text:span><text:span text:style-name="T5">a h6</text:span><text:span text:style-name="T1">&gt;: adiciona negrito e aumenta o tamanho da fonte consideravelmente</text:span></text:p>
      <text:p text:style-name="P4"><text:span text:style-name="T1">&lt;strong&gt;: adiciona negrito</text:span></text:p>
      <text:p text:style-name="P4"><text:span text:style-name="T1">&lt;</text:span><text:span text:style-name="T5">p</text:span><text:span text:style-name="T1">&gt;: </text:span><text:span text:style-name="T5">define parágrafos</text:span></text:p>
      <text:p text:style-name="P4"><text:span text:style-name="T5">&lt;?&gt;: deixa o texto sublinhado</text:span></text:p>
      <text:p text:style-name="P4"><text:span text:style-name="T5">&lt;?&gt;: deixa o texto em itálico</text:span></text:p>
      <text:p text:style-name="P4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3:29:31.638369941</meta:creation-date>
    <dc:date>2023-04-04T13:59:41.590358230</dc:date>
    <meta:editing-duration>PT9M48S</meta:editing-duration>
    <meta:editing-cycles>1</meta:editing-cycles>
    <meta:generator>LibreOffice/7.3.1.3$Linux_X86_64 LibreOffice_project/30$Build-3</meta:generator>
    <meta:document-statistic meta:table-count="0" meta:image-count="0" meta:object-count="0" meta:page-count="2" meta:paragraph-count="51" meta:word-count="365" meta:character-count="2103" meta:non-whitespace-character-count="1781"/>
  </office:meta>
</office:document-meta>
</file>